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7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6.096cm" svg:height="2.921cm" svg:x="1.835cm" svg:y="1.381cm">
          <text:p text:style-name="P1">Load Information </text:p>
          <text:p text:style-name="P1">from Bulk Data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096cm" svg:height="2.921cm" svg:x="1.835cm" svg:y="5.206cm">
          <text:p text:style-name="P1">Specify load using </text:p>
          <text:p text:style-name="P1">stochastic terms </text:p>
          <text:p text:style-name="P1">(mu and sigma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096cm" svg:height="2.921cm" svg:x="1.835cm" svg:y="8.735cm">
          <text:p text:style-name="P1">Generate “system”</text:p>
          <text:p text:style-name="P1">object to contain</text:p>
          <text:p text:style-name="P1">data. 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096cm" svg:height="2.921cm" svg:x="1.835cm" svg:y="17.747cm">
          <text:p text:style-name="P1">Add resulting designs</text:p>
          <text:p text:style-name="P1">That are on the </text:p>
          <text:p text:style-name="P1">Pareto front to </text:p>
          <text:p text:style-name="P1">final_fro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096cm" svg:height="4.953cm" svg:x="1.835cm" svg:y="12.191cm">
          <text:p text:style-name="P1">Perform constrained </text:p>
          <text:p text:style-name="P1">MODE. </text:p>
          <text:p text:style-name="P1">min(weight,beta<text:span text:style-name="T1">-1</text:span>)</text:p>
          <text:p text:style-name="P1">(Constrain weight </text:p>
          <text:p text:style-name="P1">and stress)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.223cm" svg:height="1.905cm" svg:x="1.787cm" svg:y="22.026cm">
          <text:p text:style-name="P1">Report final front</text:p>
          <text:p text:style-name="P1">information to us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83cm" svg:y1="8.127cm" svg:x2="4.883cm" svg:y2="8.735cm" draw:start-shape="id1" draw:start-glue-point="2" draw:end-shape="id2" draw:end-glue-point="0" svg:d="M4883 8127v608" svg:viewBox="0 0 1 609">
          <text:p/>
        </draw:connector>
        <draw:connector draw:style-name="gr4" draw:text-style-name="P2" draw:layer="layout" svg:x1="4.883cm" svg:y1="11.656cm" svg:x2="4.883cm" svg:y2="12.191cm" draw:start-shape="id2" draw:start-glue-point="2" draw:end-shape="id3" draw:end-glue-point="0" svg:d="M4883 11656v535" svg:viewBox="0 0 1 536">
          <text:p/>
        </draw:connector>
        <draw:connector draw:style-name="gr4" draw:text-style-name="P2" draw:layer="layout" svg:x1="4.883cm" svg:y1="17.144cm" svg:x2="4.883cm" svg:y2="17.747cm" draw:start-shape="id3" draw:start-glue-point="2" draw:end-shape="id4" draw:end-glue-point="0" svg:d="M4883 17144v603" svg:viewBox="0 0 1 604">
          <text:p/>
        </draw:connector>
        <draw:connector draw:style-name="gr4" draw:text-style-name="P2" draw:layer="layout" svg:x1="4.883cm" svg:y1="20.668cm" svg:x2="4.898cm" svg:y2="22.026cm" draw:start-shape="id4" draw:start-glue-point="2" draw:end-shape="id5" draw:end-glue-point="0" svg:d="M4883 20668v678h15v680" svg:viewBox="0 0 16 1359">
          <text:p/>
        </draw:connector>
        <draw:connector draw:style-name="gr4" draw:text-style-name="P2" draw:layer="layout" svg:x1="4.883cm" svg:y1="4.302cm" svg:x2="4.883cm" svg:y2="5.206cm" draw:start-shape="id6" draw:start-glue-point="2" draw:end-shape="id1" draw:end-glue-point="0" svg:d="M4883 4302v904" svg:viewBox="0 0 1 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1:20:27.903519195</meta:creation-date>
    <dc:date>2019-01-13T11:44:22.548997889</dc:date>
    <meta:editing-duration>PT3M12S</meta:editing-duration>
    <meta:editing-cycles>2</meta:editing-cycles>
    <meta:generator>LibreOffice/6.1.4.2$Linux_X86_64 LibreOffice_project/10$Build-2</meta:generator>
    <meta:document-statistic meta:object-count="11"/>
  </office:meta>
</office:document-meta>
</file>